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9942" officeooo:paragraph-rsid="00089942"/>
    </style:style>
    <style:style style:name="P2" style:family="paragraph" style:parent-style-name="Standard">
      <style:text-properties officeooo:rsid="0009b85a" officeooo:paragraph-rsid="0009b85a"/>
    </style:style>
    <style:style style:name="T1" style:family="text">
      <style:text-properties officeooo:rsid="00089942"/>
    </style:style>
    <style:style style:name="T2" style:family="text">
      <style:text-properties officeooo:rsid="0009b8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LAB 6</text:span></text:p>
      <text:p text:style-name="P1">First of all we divided the frequency of 100MHz to 1000Hz using following code..</text:p>
      <text:p text:style-name="P1">process(clk)</text:p>
      <text:p text:style-name="P1"><text:tab/>begin</text:p>
      <text:p text:style-name="P1"><text:tab/><text:tab/>if(clk'event and clk='1') then </text:p>
      <text:p text:style-name="P1"><text:tab/><text:tab/><text:tab/>if(count&lt;49999) then <text:s/>-- we counting the number of clock till 50000 </text:p>
      <text:p text:style-name="P1"><text:tab/><text:tab/><text:tab/><text:tab/>count&lt;=count+1;</text:p>
      <text:p text:style-name="P1"><text:tab/><text:tab/><text:tab/><text:tab/>khz&lt;='0'; <text:tab/><text:tab/>-- making Khz &lt;=0 for 50000 clk clock</text:p>
      <text:p text:style-name="P1"><text:tab/><text:tab/><text:tab/>else</text:p>
      <text:p text:style-name="P1"><text:tab/><text:tab/><text:tab/><text:tab/>count&lt;=(others=&gt;'0'); <text:s/><text:tab/>-- after counting till 50000 we starting </text:p>
      <text:p text:style-name="P1"><text:tab/><text:tab/><text:tab/><text:tab/>Khz&lt;='1';<text:tab/><text:tab/><text:tab/>-- the counting from 0 and making Khz</text:p>
      <text:p text:style-name="P1"><text:tab/><text:tab/><text:tab/>end if;<text:tab/><text:tab/><text:tab/><text:tab/><text:tab/>-- &lt;=1</text:p>
      <text:p text:style-name="P1"><text:tab/><text:tab/>end if;</text:p>
      <text:p text:style-name="P1">end process; </text:p>
      <text:p text:style-name="P1"/>
      <text:p text:style-name="P1"/>
      <text:p text:style-name="P1">Now we have divided the clk into 1Hz using folloewing code==</text:p>
      <text:p text:style-name="P1"><text:tab/>process(clk)</text:p>
      <text:p text:style-name="P1"><text:tab/>begin </text:p>
      <text:p text:style-name="P1"><text:tab/><text:tab/>if(clk'event and clk='1')then <text:tab/><text:tab/>--we counting the number of clock till 5000000</text:p>
      <text:p text:style-name="P1"><text:tab/><text:tab/><text:tab/>if(count2&lt;4999999)then</text:p>
      <text:p text:style-name="P1"><text:tab/><text:tab/><text:tab/><text:tab/>count2&lt;=count2+1;</text:p>
      <text:p text:style-name="P1"><text:tab/><text:tab/><text:tab/><text:tab/>Hz&lt;='0';<text:tab/><text:tab/>---- making <text:s/>Hz &lt;=0 for 5000000 clk clock</text:p>
      <text:p text:style-name="P1"><text:tab/><text:tab/><text:tab/>else</text:p>
      <text:p text:style-name="P1"><text:tab/><text:tab/><text:tab/><text:tab/>count2&lt;=(others=&gt;'0');<text:tab/>-- after counting till 5000000 we starting </text:p>
      <text:p text:style-name="P1"><text:tab/><text:tab/><text:tab/><text:tab/>Hz&lt;='1';<text:tab/><text:tab/>-- the counting from 0 and making Hz</text:p>
      <text:p text:style-name="P1"><text:tab/><text:tab/><text:tab/>end if;<text:tab/><text:tab/><text:tab/><text:tab/>--&lt;=1</text:p>
      <text:p text:style-name="P1"><text:tab/><text:tab/>end if;</text:p>
      <text:p text:style-name="P1"><text:tab/><text:tab/></text:p>
      <text:p text:style-name="P1">end process;</text:p>
      <text:p text:style-name="P1"/>
      <text:p text:style-name="P1">The we have made 16 counter using <text:span text:style-name="T2">for 1KHz:</text:span></text:p>
      <text:p text:style-name="P1"><text:tab/></text:p>
      <text:p text:style-name="P1">process(Khz)</text:p>
      <text:p text:style-name="P1"><text:tab/>begin</text:p>
      <text:p text:style-name="P1"><text:tab/><text:tab/>if(Khz'event and Khz='1')then </text:p>
      <text:p text:style-name="P1"><text:tab/><text:tab/><text:tab/>if(countKhz&lt;15) then<text:tab/><text:tab/>--<text:span text:style-name="T2">counting till 15 and </text:span></text:p>
      <text:p text:style-name="P1"><text:tab/><text:tab/><text:tab/><text:tab/>countKhz&lt;= countKhz+1;</text:p>
      <text:p text:style-name="P1"><text:tab/><text:tab/><text:tab/>else</text:p>
      <text:p text:style-name="P1"><text:tab/><text:tab/><text:tab/><text:tab/>countKhz&lt;=(others=&gt;'0');<text:tab/>-- <text:span text:style-name="T2">initiaitng again from 0</text:span></text:p>
      <text:p text:style-name="P1"><text:tab/><text:tab/><text:tab/>end if;</text:p>
      <text:p text:style-name="P1"><text:tab/><text:tab/>end if;</text:p>
      <text:p text:style-name="P1">end process;</text:p>
      <text:p text:style-name="P1"/>
      <text:p text:style-name="P2">Now we have made up down counter;</text:p>
      <text:p text:style-name="P2"><text:tab/></text:p>
      <text:p text:style-name="P2">process(Hz)</text:p>
      <text:p text:style-name="P2"><text:tab/>begin</text:p>
      <text:p text:style-name="P2"><text:tab/>if(Hz'event and Hz='1')then</text:p>
      <text:p text:style-name="P2"><text:tab/><text:tab/>if(x=0) then <text:tab/></text:p>
      <text:p text:style-name="P2"><text:tab/><text:tab/> <text:s/>countHz&lt;=countHz+1; </text:p>
      <text:p text:style-name="P2"><text:soft-page-break/><text:tab/><text:tab/><text:tab/>if(countHz=14)then <text:tab/><text:tab/><text:tab/>-- we making x=1 if the counter reach 14 <text:tab/><text:tab/><text:tab/><text:tab/><text:tab/><text:tab/><text:tab/><text:tab/><text:tab/>--given x=0</text:p>
      <text:p text:style-name="P2"><text:tab/><text:tab/><text:tab/><text:tab/>x&lt;=1;<text:tab/><text:tab/></text:p>
      <text:p text:style-name="P2"><text:tab/><text:tab/><text:tab/>end if;</text:p>
      <text:p text:style-name="P2"><text:tab/><text:tab/>else</text:p>
      <text:p text:style-name="P2"><text:tab/><text:tab/><text:tab/>countHz&lt;=countHz-1;<text:tab/><text:tab/>-- now we do down counting till 0 and <text:tab/></text:p>
      <text:p text:style-name="P2"><text:tab/><text:tab/><text:tab/><text:tab/><text:tab/><text:tab/><text:tab/><text:tab/>-- make x=0 given that before it was 1</text:p>
      <text:p text:style-name="P2"><text:tab/><text:tab/><text:tab/>if(countHz=1)then</text:p>
      <text:p text:style-name="P2"><text:tab/><text:tab/><text:tab/>x&lt;=0;</text:p>
      <text:p text:style-name="P2"><text:tab/><text:tab/><text:tab/>end if;</text:p>
      <text:p text:style-name="P2"><text:tab/><text:tab/>end if;</text:p>
      <text:p text:style-name="P2"><text:tab/>end if;</text:p>
      <text:p text:style-name="P2">end process;</text:p>
      <text:p text:style-name="P2"/>
      <text:p text:style-name="P2"/>
      <text:p text:style-name="P2">Now we make the condition that if b=1 then it counitng automatically with made duty cycle.</text:p>
      <text:p text:style-name="P2">We have made the condition that for counter of Hz =1 then duty of 1KHz the duty cycle will of 1/16 and next counter ir will be 2/16 and cycle goes on till counter is equal to 15 and then it will down counting.</text:p>
      <text:p text:style-name="P2">Now if b=0 then given 4 bit vetcor if it equals to 1 then we using the frequency of counter at 1 means 1/16 duty cycle, if given input is 2 then we use the frequency for counter at 2 means 2/16 duty cycle and that goes on for different <text:s/>input value.</text:p>
      <text:p text:style-name="P2">For seven segment we use if else condtion that is b=1 the glow the seven segment for 1 and if b=2 then glow the led for b=2 and it goes on till b=15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22:36:47.905573503</meta:creation-date>
    <dc:date>2019-09-14T23:02:21.827380483</dc:date>
    <meta:editing-duration>PT1M23S</meta:editing-duration>
    <meta:editing-cycles>1</meta:editing-cycles>
    <meta:document-statistic meta:table-count="0" meta:image-count="0" meta:object-count="0" meta:page-count="2" meta:paragraph-count="63" meta:word-count="373" meta:character-count="2252" meta:non-whitespace-character-count="1759"/>
    <meta:generator>LibreOffice/6.0.7.3$Linux_X86_64 LibreOffice_project/00m0$Build-3</meta:generator>
  </office:meta>
</office:document-meta>
</file>